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style>
    <style:style style:name="T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3"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text-properties fo:font-weight="bold" style:font-weight-asian="bold" style:font-weight-complex="bold"/>
    </style:style>
    <style:style style:name="P7" style:parent-style-name="Standard" style:family="paragraph">
      <style:paragraph-properties fo:text-align="justify"/>
      <style:text-properties fo:font-weight="bold" style:font-weight-asian="bold" style:font-weight-complex="bold"/>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T1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5"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text-properties fo:font-weight="bold" style:font-weight-asian="bold" style:font-weight-complex="bold"/>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T2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2"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text-properties fo:font-weight="bold" style:font-weight-asian="bold" style:font-weight-complex="bold"/>
    </style:style>
    <style:style style:name="P26" style:parent-style-name="Standard" style:family="paragraph">
      <style:paragraph-properties fo:text-align="justify"/>
    </style:style>
    <style:style style:name="P27"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8"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text-properties fo:font-weight="bold" style:font-weight-asian="bold" style:font-weight-complex="bold"/>
    </style:style>
    <style:style style:name="P32" style:parent-style-name="Standard" style:family="paragraph">
      <style:paragraph-properties fo:text-align="justify"/>
      <style:text-properties fo:font-weight="bold" style:font-weight-asian="bold" style:font-weight-complex="bold"/>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text-properties fo:font-weight="bold" style:font-weight-asian="bold" style:font-weight-complex="bold"/>
    </style:style>
    <style:style style:name="P65" style:parent-style-name="Standard" style:family="paragraph">
      <style:paragraph-properties fo:text-align="justify"/>
      <style:text-properties fo:font-weight="bold" style:font-weight-asian="bold" style:font-weight-complex="bold"/>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85"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text-properties fo:font-weight="bold" style:font-weight-asian="bold" style:font-weight-complex="bold"/>
    </style:style>
    <style:style style:name="P89" style:parent-style-name="Standard" style:family="paragraph">
      <style:paragraph-properties fo:text-align="justify"/>
      <style:text-properties fo:font-weight="bold" style:font-weight-asian="bold" style:font-weight-complex="bold"/>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14" style:parent-style-name="Standard" style:family="paragraph">
      <style:paragraph-properties fo:text-align="justify"/>
      <style:text-properties fo:font-style="italic" style:font-style-asian="italic" style:font-style-complex="italic" style:text-underline-type="single" style:text-underline-style="solid" style:text-underline-width="auto" style:text-underline-mode="continuous"/>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text-properties fo:font-weight="bold" style:font-weight-asian="bold" style:font-weight-complex="bold"/>
    </style:style>
    <style:style style:name="P118" style:parent-style-name="Standard" style:family="paragraph">
      <style:paragraph-properties fo:text-align="justify"/>
      <style:text-properties fo:font-weight="bold" style:font-weight-asian="bold" style:font-weight-complex="bold"/>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33"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text-properties fo:font-weight="bold" style:font-weight-asian="bold" style:font-weight-complex="bold"/>
    </style:style>
    <style:style style:name="P137" style:parent-style-name="Standard" style:family="paragraph">
      <style:paragraph-properties fo:text-align="justify"/>
      <style:text-properties fo:font-weight="bold" style:font-weight-asian="bold" style:font-weight-complex="bold"/>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office:automatic-styles>
  <office:body>
    <office:text text:use-soft-page-breaks="true">
      <text:p text:style-name="P1"><text:span text:style-name="T2">User Story:</text:span></text:p>
      <text:p text:style-name="P3"/>
      <text:p text:style-name="P4">As the client, I would like to create an event so that guests can check-in.</text:p>
      <text:p text:style-name="P5"/>
      <text:p text:style-name="P6">Acceptance Criteria:</text:p>
      <text:p text:style-name="P7"/>
      <text:p text:style-name="P8">Scenario #1: Client wants to create an event.</text:p>
      <text:p text:style-name="P9"/>
      <text:p text:style-name="P10">Given: Client is logged in and navigates to the Create Event page.</text:p>
      <text:p text:style-name="P11">When: Client enters event details and clicks ‘Create Event’.</text:p>
      <text:p text:style-name="P12"/>
      <text:p text:style-name="P13"><text:span text:style-name="T14">User Story:</text:span></text:p>
      <text:p text:style-name="P15"/>
      <text:p text:style-name="P16">As the client, I would like to check how many people are attending an event<text:s/>and their dietary requirements,<text:s/>so I can plan<text:s/>for the event.</text:p>
      <text:p text:style-name="P17"/>
      <text:p text:style-name="P18">Acceptance Criteria:</text:p>
      <text:p text:style-name="P19"/>
      <text:p text:style-name="P20"><text:span text:style-name="T21">User Story:</text:span></text:p>
      <text:p text:style-name="P22"/>
      <text:p text:style-name="P23">As the client, I would like<text:s/>to modify the details of an event that I have created.</text:p>
      <text:p text:style-name="P24"/>
      <text:p text:style-name="P25">Acceptance Criteria:</text:p>
      <text:p text:style-name="P26"/>
      <text:p text:style-name="P27">User Story:</text:p>
      <text:p text:style-name="P28"/>
      <text:p text:style-name="P29">As a guest, I would like to see the list of events so that I can sign up to one.</text:p>
      <text:p text:style-name="P30"/>
      <text:p text:style-name="P31">Acceptance Criteria:</text:p>
      <text:p text:style-name="P32"/>
      <text:p text:style-name="P33">Scenario #1: Guest wants to sign up for a new event.</text:p>
      <text:p text:style-name="P34"/>
      <text:p text:style-name="P35">Given: Guest navigates to the Current Events page.</text:p>
      <text:p text:style-name="P36">When: Guest clicks on an event.</text:p>
      <text:p text:style-name="P37">Then: Guest is redirected to the Check In page for that event.</text:p>
      <text:p text:style-name="P38">When: Guest enters their details into the relevant fields and clicks ‘Check In’.</text:p>
      <text:p text:style-name="P39">Then: “Successfully checked in to (enter event name), please pay now.”</text:p>
      <text:p text:style-name="P40">And: Guest redirected to the payment processor.</text:p>
      <text:p text:style-name="P41">When: Guest enters details into payment processor and pays for the event.</text:p>
      <text:p text:style-name="P42">Then: “Successfully paid for event, please check your email for badges”.</text:p>
      <text:p text:style-name="P43">And: Email sent to guest with relevant badge(s).</text:p>
      <text:p text:style-name="P44"/>
      <text:p text:style-name="P45">Scenario #2: Guest attempts to sign up for an event they are already marked as attending.</text:p>
      <text:p text:style-name="P46"/>
      <text:p text:style-name="P47">Given: Guest navigates to the Current Events page.</text:p>
      <text:p text:style-name="P48">When: Guest attempts to sign-up for an event they area already attending (Name and Email match).</text:p>
      <text:p text:style-name="P49">Then: “You are already checked in to this event.”</text:p>
      <text:p text:style-name="P50">And: Guest redirected to the Current Events page.</text:p>
      <text:p text:style-name="P51"/>
      <text:p text:style-name="P52"/>
      <text:p text:style-name="P53">The next set of user stories were relevant when we were planning to implement guest login functionality. If we manage to implement the above core functions in reasonable time then adding guest login back to the site would be a good feature. It could allow:</text:p>
      <text:p text:style-name="P54">a) Guests to fill in their details so they don’t have to fill them in every time they sign up for a new event;</text:p>
      <text:p text:style-name="P55">b) Guests to sign up for events and pay later;</text:p>
      <text:p text:style-name="P56">c) Guests to remove sign ups for events;</text:p>
      <text:p text:style-name="P57">d) Guests to track what events they have marked as attending; and</text:p>
      <text:soft-page-break/>
      <text:p text:style-name="P58">e) Guests to change their password, among other features.</text:p>
      <text:p text:style-name="P59"/>
      <text:p text:style-name="P60">User Story:</text:p>
      <text:p text:style-name="P61"/>
      <text:p text:style-name="P62">As a guest, I would like to login to my account so that I can use the site.</text:p>
      <text:p text:style-name="P63"/>
      <text:p text:style-name="P64">Acceptance Criteria:</text:p>
      <text:p text:style-name="P65"/>
      <text:p text:style-name="P66">Scenario #1: Successful login.</text:p>
      <text:p text:style-name="P67"/>
      <text:p text:style-name="P68">Given: Guest navigates to the Login page.</text:p>
      <text:p text:style-name="P69">When: Guest enters correct username and password and clicks ‘Login’.</text:p>
      <text:p text:style-name="P70">Then: Guest is redirected to the Users page.</text:p>
      <text:p text:style-name="P71"/>
      <text:p text:style-name="P72">Scenario #2: Username or password field left blank.</text:p>
      <text:p text:style-name="P73"/>
      <text:p text:style-name="P74">Given: Guest navigates to the Login page.</text:p>
      <text:p text:style-name="P75">When: Guest leaves either the username or password field blank and clicks ‘Login’.</text:p>
      <text:p text:style-name="P76">Then: “Please fill out this field” message is displayed.</text:p>
      <text:p text:style-name="P77"/>
      <text:p text:style-name="P78">Scenario #3: Incorrect details entered.</text:p>
      <text:p text:style-name="P79"/>
      <text:p text:style-name="P80">Given: Guest navigates to the Login page.</text:p>
      <text:p text:style-name="P81">When: Guest enters either an incorrect username or password and clicks ‘Login’.</text:p>
      <text:p text:style-name="P82">Then: “This username or password does not exist” message displayed.</text:p>
      <text:p text:style-name="P83"/>
      <text:p text:style-name="P84">User Story:</text:p>
      <text:p text:style-name="P85"/>
      <text:p text:style-name="P86">As a guest, I would like to change my password.</text:p>
      <text:p text:style-name="P87"/>
      <text:p text:style-name="P88">Acceptance Criteria:</text:p>
      <text:p text:style-name="P89"/>
      <text:p text:style-name="P90">Scenario #1: Guest has forgotten their password.</text:p>
      <text:p text:style-name="P91"/>
      <text:p text:style-name="P92">Given: Guest navigates to the Login page and cannot remember their password.</text:p>
      <text:p text:style-name="P93">When: Guest clicks ‘Forgot password’.</text:p>
      <text:p text:style-name="P94">Then: Prompt appears for guest to enter their email address.</text:p>
      <text:p text:style-name="P95">When: Guest enters an email address that matches a current user.</text:p>
      <text:p text:style-name="P96">Then: Password reset email is sent to that email address.</text:p>
      <text:p text:style-name="P97">When: Guest inputs code from email into correct field on website.</text:p>
      <text:p text:style-name="P98">Then: Login page updates with two fields for new password.</text:p>
      <text:p text:style-name="P99">When: Guest types an identical new password in both fields.</text:p>
      <text:p text:style-name="P100">Then: “Password successfully updated.”</text:p>
      <text:p text:style-name="P101">And: Guest redirected to Login page.</text:p>
      <text:p text:style-name="P102"/>
      <text:p text:style-name="P103">Scenario #2: Guest is logged in and would like to update their password.</text:p>
      <text:p text:style-name="P104"/>
      <text:p text:style-name="P105">Given: Guest navigates to the User page.</text:p>
      <text:p text:style-name="P106">When: Guest clicks ‘Change password’.</text:p>
      <text:p text:style-name="P107">Then: Page updates to display an ‘Old password’ field, along with two ‘New password’ fields.</text:p>
      <text:p text:style-name="P108">When: Guest enters their current password in the ‘Old password’ field.</text:p>
      <text:p text:style-name="P109">And: Guest types an identical new password in both ‘New password’ fields.</text:p>
      <text:p text:style-name="P110">Then: “Password successfully updated.”</text:p>
      <text:p text:style-name="P111">And: Guest redirected to Users page.</text:p>
      <text:p text:style-name="P112"/>
      <text:p text:style-name="P113">User Story:</text:p>
      <text:p text:style-name="P114"/>
      <text:soft-page-break/>
      <text:p text:style-name="P115">As a guest, I would like to pay for an event that I have signed up for.</text:p>
      <text:p text:style-name="P116"/>
      <text:p text:style-name="P117">Acceptance Criteria:</text:p>
      <text:p text:style-name="P118"/>
      <text:p text:style-name="P119">Scenario #1: Guest wants to pay for an event.</text:p>
      <text:p text:style-name="P120"/>
      <text:p text:style-name="P121">Given: Guest successfully signs up for an event.</text:p>
      <text:p text:style-name="P122">When: Guest clicks on ‘Events’ tab in the Users page.</text:p>
      <text:p text:style-name="P123">Then: Guest is displayed a list of events that they have signed up for.</text:p>
      <text:p text:style-name="P124">When: Guest clicks ‘Pay for Event’ next to the relevant event.</text:p>
      <text:p text:style-name="P125">Then: Using Stripe, Guest is redirected to payment page.</text:p>
      <text:p text:style-name="P126">Then: Guest uses payment method of their choice to pay for the event.</text:p>
      <text:p text:style-name="P127">When: Payment is processed successfully.</text:p>
      <text:p text:style-name="P128">Then: “You have successfully paid for (enter event name).”</text:p>
      <text:p text:style-name="P129">And: Guest redirected to ‘Events’ tab in Users page.</text:p>
      <text:p text:style-name="P130">And: ‘Pay for Event’ button next to the relevant event is updated to ‘Event Paid For’.</text:p>
      <text:p text:style-name="P131"/>
      <text:p text:style-name="P132">User Story:</text:p>
      <text:p text:style-name="P133"/>
      <text:p text:style-name="P134">As a guest, I would like to see the events that I have signed up for so that I can cancel one of them.</text:p>
      <text:p text:style-name="P135"/>
      <text:p text:style-name="P136">Acceptance Criteria:</text:p>
      <text:p text:style-name="P137"/>
      <text:p text:style-name="P138">Scenario #1: Guest wants to remove their sign up for an event.</text:p>
      <text:p text:style-name="P139"/>
      <text:p text:style-name="P140">Given: Guest is logged in and navigates to the Users page.</text:p>
      <text:p text:style-name="P141">When: Guest clicks on ‘Events’ tab.</text:p>
      <text:p text:style-name="P142">Then: Guest is displayed a list of events that they have signed up for.</text:p>
      <text:p text:style-name="P143">When: Guest clicks ‘Cancel Check In’ next to the relevant event.</text:p>
      <text:p text:style-name="P144">Then: “Are you sure you would like to cancel your check in to (enter event name)?”</text:p>
      <text:p text:style-name="P145">When: Guest clicks ‘Yes’.</text:p>
      <text:p text:style-name="P146">Then: “You have successfully removed your check in to (enter event name).”</text:p>
      <text:p text:style-name="P147">And: Guest redirected to ‘Events’ tab in Users page.</text:p>
      <text:p text:style-name="P148"/>
      <text:p text:style-name="P149"/>
      <text:p text:style-name="P150"/>
      <text:p text:style-name="P1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Times New Roman"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AU"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text-align="center"/>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next-style-name="Standard">
      <style:paragraph-properties fo:margin-bottom="0.1388in"/>
      <style:text-properties fo:font-style="italic" style:font-style-asian="italic" style:font-style-complex="italic" fo:font-size="12pt" style:font-size-asian="12pt" style:font-size-complex="9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Luke Antoncich</meta:initial-creator>
    <dc:creator>Luke Antoncich</dc:creator>
    <meta:creation-date>2022-08-17T06:59:00Z</meta:creation-date>
    <dc:date>2022-09-21T05:57:00Z</dc:date>
    <meta:template xlink:href="Normal" xlink:type="simple"/>
    <meta:editing-cycles>27</meta:editing-cycles>
    <meta:editing-duration>PT9000S</meta:editing-duration>
    <meta:user-defined meta:name="AppVersion">16.0000</meta:user-defined>
    <meta:document-statistic meta:page-count="3" meta:paragraph-count="11" meta:word-count="833" meta:character-count="5574" meta:row-count="39" meta:non-whitespace-character-count="4752"/>
  </office:meta>
</office:document-meta>
</file>